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ohit Bengali" svg:font-family="'Lohit Bengali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ma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5e11a6" style:font-name="Liberation Sans" fo:font-size="14pt" fo:font-weight="bold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5e11a6" style:font-name="Liberation Sans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ohit Bengali" fo:font-size="13pt" fo:font-weight="normal" style:font-size-asian="11.3500003814697pt" style:font-weight-asian="normal" style:font-size-complex="13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color="#000000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álisis de clases</text:p>
      <text:p text:style-name="P7">(Responsabilidades y Atributos)</text:p>
      <text:p text:style-name="P1">Caso de uso CU0001 – Administrar Grupo de Amigos</text:p>
      <text:p text:style-name="P1"/>
      <text:p text:style-name="P5"><text:span text:style-name="T1">Clase</text:span> Manejo de Grupo de Amigos</text:p>
      <text:list xml:id="list1222273327" text:style-name="L1">
        <text:list-item>
          <text:p text:style-name="P8">Responsabilidades</text:p>
          <text:list>
            <text:list-item>
              <text:p text:style-name="P10">Mostrar Opciones disponibles para grupo de Amigos</text:p>
            </text:list-item>
            <text:list-item>
              <text:p text:style-name="P10">Invocar Opciones seleccionadas por el usuario</text:p>
            </text:list-item>
            <text:list-item>
              <text:p text:style-name="P10">Mostrar Amigos Miembros de Grupo de Amigos</text:p>
            </text:list-item>
            <text:list-item>
              <text:p text:style-name="P10">Mostrar permisos asignados al Grupo de Amigos</text:p>
              <text:p text:style-name="P11"/>
            </text:list-item>
          </text:list>
        </text:list-item>
        <text:list-item>
          <text:p text:style-name="P8">Atributos</text:p>
          <text:list>
            <text:list-item>
              <text:p text:style-name="P10">Cantidad amigos miembros de Grupo de Amigos</text:p>
            </text:list-item>
            <text:list-item>
              <text:p text:style-name="P10">Permisos de Grupo de Amigos</text:p>
              <text:p text:style-name="P10"/>
            </text:list-item>
          </text:list>
        </text:list-item>
      </text:list>
      <text:p text:style-name="P4"/>
      <text:p text:style-name="P6"><text:span text:style-name="T1">Clase</text:span> Controlador Agregación de Amigos</text:p>
      <text:list xml:id="list1642865787" text:continue-numbering="true" text:style-name="L1">
        <text:list-item>
          <text:p text:style-name="P8">Responsabilidades</text:p>
          <text:list>
            <text:list-item>
              <text:p text:style-name="P10">Agrupar un amigo a un grupo de Amigos</text:p>
            </text:list-item>
            <text:list-item>
              <text:p text:style-name="P10">Establecer permisos para el amigo agregado acorde a los permisos establecidos en el grupo de amigos</text:p>
              <text:p text:style-name="P10"/>
            </text:list-item>
          </text:list>
        </text:list-item>
      </text:list>
      <text:p text:style-name="P3"/>
      <text:list xml:id="list1359616764" text:continue-numbering="true" text:style-name="L1">
        <text:list-item>
          <text:p text:style-name="P8">Atributos</text:p>
          <text:list>
            <text:list-item>
              <text:p text:style-name="P10">Cantidad de Amigos en Grupo</text:p>
            </text:list-item>
            <text:list-item>
              <text:p text:style-name="P10">Permisos asignados al Grupo</text:p>
              <text:p text:style-name="P10"/>
            </text:list-item>
          </text:list>
        </text:list-item>
      </text:list>
      <text:p text:style-name="P4"/>
      <text:p text:style-name="P4"/>
      <text:p text:style-name="P6"><text:span text:style-name="T1">Clase</text:span> Controlador Eliminación de Amigo</text:p>
      <text:list xml:id="list840458232" text:continue-numbering="true" text:style-name="L1">
        <text:list-item>
          <text:p text:style-name="P8">Responsabilidades</text:p>
          <text:list>
            <text:list-item>
              <text:p text:style-name="P10">Eliminar permisos asignados al amigo a eliminar.</text:p>
            </text:list-item>
            <text:list-item>
              <text:p text:style-name="P10">Desvincular amigo del Grupo de Amigos.</text:p>
              <text:p text:style-name="P10"/>
            </text:list-item>
          </text:list>
        </text:list-item>
      </text:list>
      <text:p text:style-name="P3"/>
      <text:list xml:id="list114221652" text:continue-numbering="true" text:style-name="L1">
        <text:list-item>
          <text:p text:style-name="P8">Atributos</text:p>
          <text:list>
            <text:list-item>
              <text:p text:style-name="P10">Permisos asignados al Grupo</text:p>
            </text:list-item>
            <text:list-item>
              <text:p text:style-name="P10">Amigo a eliminar</text:p>
            </text:list-item>
            <text:list-item>
              <text:p text:style-name="P10">Fecha de realización</text:p>
            </text:list-item>
          </text:list>
        </text:list-item>
      </text:list>
      <text:p text:style-name="P4"/>
      <text:p text:style-name="P4"/>
      <text:p text:style-name="P6"><text:span text:style-name="T1">Clase</text:span> Controlador Eliminar Grupo</text:p>
      <text:list xml:id="list1945582691" text:continue-numbering="true" text:style-name="L1">
        <text:list-item>
          <text:p text:style-name="P8">Responsabilidades</text:p>
          <text:list>
            <text:list-item>
              <text:p text:style-name="P10">Conocer los amigos miembros del Grupo</text:p>
            </text:list-item>
            <text:list-item>
              <text:p text:style-name="P10">Conocer los permisos asignados al grupo.</text:p>
            </text:list-item>
            <text:list-item>
              <text:p text:style-name="P10">Eliminar los permisos asignados por el usuario a los miembros del Grupo</text:p>
            </text:list-item>
            <text:list-item>
              <text:p text:style-name="P10"><text:soft-page-break/>Desvincular los miembros del Grupo de Amigo</text:p>
            </text:list-item>
            <text:list-item>
              <text:p text:style-name="P10">Eliminar el Grupo de Amigos</text:p>
              <text:p text:style-name="P10"/>
            </text:list-item>
          </text:list>
        </text:list-item>
      </text:list>
      <text:p text:style-name="P3"/>
      <text:list xml:id="list1307493937" text:continue-numbering="true" text:style-name="L1">
        <text:list-item>
          <text:p text:style-name="P8">Atributos</text:p>
          <text:list>
            <text:list-item>
              <text:p text:style-name="P10">Permisos Asignados al Grupo de Amigos</text:p>
            </text:list-item>
            <text:list-item>
              <text:p text:style-name="P10">Cantidad de miembros de Grupo de Amigos</text:p>
            </text:list-item>
            <text:list-item>
              <text:p text:style-name="P10">Nombre del grupo de Amigos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ohit Bengali" svg:font-family="'Lohit Bengali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 </meta:initial-creator>
    <meta:creation-date>2011-06-04T20:07:59</meta:creation-date>
    <dc:date>2011-06-05T23:49:56</dc:date>
    <dc:creator>ing gargantini</dc:creator>
    <meta:editing-duration>PT2H29M42S</meta:editing-duration>
    <meta:editing-cycles>11</meta:editing-cycles>
    <meta:generator>LibreOffice/3.3$Linux LibreOffice_project/330m19$Build-202</meta:generator>
    <meta:document-statistic meta:table-count="0" meta:image-count="0" meta:object-count="0" meta:page-count="2" meta:paragraph-count="38" meta:word-count="223" meta:character-count="1281"/>
  </office:meta>
</office:document-meta>
</file>